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office:value-type="string" calcext:value-type="string">
            <text:p>TIM6</text:p>
          </table:table-cell>
          <table:table-cell/>
          <table:table-cell office:value-type="float" office:value="80000000" calcext:value-type="float">
            <text:p>8000000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rdio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 = </text:p>
          </table:table-cell>
          <table:table-cell table:formula="of:=[.D8]/(([.D10]+1)*([.D12]+1))"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 = </text:p>
          </table:table-cell>
          <table:table-cell table:formula="of:=1/[.D16]" office:value-type="float" office:value="0.001" calcext:value-type="float">
            <text:p>0,001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 table:number-rows-repeated="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16:01:48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2-05-23T16:02:33.869000000</dc:date>
    <meta:editing-duration>PT4M57S</meta:editing-duration>
    <meta:editing-cycles>4</meta:editing-cycles>
    <meta:document-statistic meta:table-count="1" meta:cell-count="12" meta:object-count="0"/>
  </office:meta>
</office:document-meta>
</file>